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8/09/2021</text:span></text:p>
      <text:p text:style-name="P9"/>
      <text:p text:style-name="P10">RECIBI CONFORME</text:p>
      <text:p text:style-name="P9"/>
      <text:p text:style-name="P11">CLIENTE: MORENO HERRERA BETZABETH CARMEN</text:p>
      <text:p text:style-name="P12">CANT. TOTAL DE CAJAS: 8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MORENO HERRERA, BETZABETH CARME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1:28:3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